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005cm" table:align="left"/>
    </style:style>
    <style:style style:name="Tabla1.A" style:family="table-column">
      <style:table-column-properties style:column-width="3.304cm"/>
    </style:style>
    <style:style style:name="Tabla1.B" style:family="table-column">
      <style:table-column-properties style:column-width="4.70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5pt" style:font-size-asian="15pt" style:font-size-complex="15pt"/>
    </style:style>
    <style:style style:name="P2" style:family="paragraph" style:parent-style-name="Heading_20_2">
      <style:text-properties fo:font-size="15pt" style:font-size-asian="15pt" style:font-size-complex="15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4db7e"/>
    </style:style>
    <style:style style:name="T2" style:family="text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</text:span>onsultas utiles y estadisticas utilizando las funciones de ventana (ROW_NUMBER (), RANK (), DENSE_RANK (), … , tambien PARTITION BY</text:p>
      <text:p text:style-name="P3"/>
      <text:h text:style-name="P1" text:outline-level="1">🧠 Recordatorio rápido (qué hacen)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Función</text:p>
            </table:table-cell>
            <table:table-cell table:style-name="Tabla1.A1" office:value-type="string">
              <text:p text:style-name="Table_20_Heading">Para qué sirve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ROW_NUMBER()</text:span></text:p>
          </table:table-cell>
          <table:table-cell table:style-name="Tabla1.A1" office:value-type="string">
            <text:p text:style-name="Table_20_Contents">Numeración única por fila</text:p>
          </table:table-cell>
        </table:table-row>
        <table:table-row>
          <table:table-cell table:style-name="Tabla1.A1" office:value-type="string">
            <text:p text:style-name="Table_20_Contents"><text:span text:style-name="Source_20_Text">RANK()</text:span></text:p>
          </table:table-cell>
          <table:table-cell table:style-name="Tabla1.A1" office:value-type="string">
            <text:p text:style-name="Table_20_Contents">Ranking con saltos</text:p>
          </table:table-cell>
        </table:table-row>
        <table:table-row>
          <table:table-cell table:style-name="Tabla1.A1" office:value-type="string">
            <text:p text:style-name="Table_20_Contents"><text:span text:style-name="Source_20_Text">DENSE_RANK()</text:span></text:p>
          </table:table-cell>
          <table:table-cell table:style-name="Tabla1.A1" office:value-type="string">
            <text:p text:style-name="Table_20_Contents">Ranking sin saltos</text:p>
          </table:table-cell>
        </table:table-row>
        <table:table-row>
          <table:table-cell table:style-name="Tabla1.A1" office:value-type="string">
            <text:p text:style-name="Table_20_Contents"><text:span text:style-name="Source_20_Text">PARTITION BY</text:span></text:p>
          </table:table-cell>
          <table:table-cell table:style-name="Tabla1.A1" office:value-type="string">
            <text:p text:style-name="Table_20_Contents">Agrupar sin perder filas</text:p>
          </table:table-cell>
        </table:table-row>
        <table:table-row>
          <table:table-cell table:style-name="Tabla1.A1" office:value-type="string">
            <text:p text:style-name="Table_20_Contents"><text:span text:style-name="Source_20_Text">SUM() OVER()</text:span></text:p>
          </table:table-cell>
          <table:table-cell table:style-name="Tabla1.A1" office:value-type="string">
            <text:p text:style-name="Table_20_Contents">Totales acumulados</text:p>
          </table:table-cell>
        </table:table-row>
        <table:table-row>
          <table:table-cell table:style-name="Tabla1.A1" office:value-type="string">
            <text:p text:style-name="Table_20_Contents"><text:span text:style-name="Source_20_Text">AVG() OVER()</text:span></text:p>
          </table:table-cell>
          <table:table-cell table:style-name="Tabla1.A1" office:value-type="string">
            <text:p text:style-name="Table_20_Contents">Medias</text:p>
          </table:table-cell>
        </table:table-row>
        <table:table-row>
          <table:table-cell table:style-name="Tabla1.A1" office:value-type="string">
            <text:p text:style-name="Table_20_Contents"><text:span text:style-name="Source_20_Text">LAG()</text:span></text:p>
          </table:table-cell>
          <table:table-cell table:style-name="Tabla1.A1" office:value-type="string">
            <text:p text:style-name="Table_20_Contents">Valor anterior</text:p>
          </table:table-cell>
        </table:table-row>
        <table:table-row>
          <table:table-cell table:style-name="Tabla1.A1" office:value-type="string">
            <text:p text:style-name="Table_20_Contents"><text:span text:style-name="Source_20_Text">LEAD()</text:span></text:p>
          </table:table-cell>
          <table:table-cell table:style-name="Tabla1.A1" office:value-type="string">
            <text:p text:style-name="Table_20_Contents">Valor siguiente</text:p>
          </table:table-cell>
        </table:table-row>
      </table:table>
      <text:p text:style-name="P3"/>
      <text:h text:style-name="P2" text:outline-level="2">1️⃣ Ranking de clientes por facturación total</text:h>
      <text:h text:style-name="Heading_20_3" text:outline-level="3">🏆 Top clientes (ranking global)</text:h>
      <text:section text:style-name="Sect1" text:name="code-block-viewer">
        <text:p text:style-name="Preformatted_20_Text">SELECT</text:p>
        <text:p text:style-name="Preformatted_20_Text"><text:s text:c="4"/>c.nombre,</text:p>
        <text:p text:style-name="Preformatted_20_Text"><text:s text:c="4"/>SUM(f.total) AS total_facturado,</text:p>
        <text:p text:style-name="Preformatted_20_Text"><text:s text:c="4"/>RANK() OVER (ORDER BY SUM(f.total) DESC) AS ranking</text:p>
        <text:p text:style-name="Preformatted_20_Text">FROM facturas f</text:p>
        <text:p text:style-name="Preformatted_20_Text">JOIN facturas_pedidos fp ON fp.id_factura = f.id_factura</text:p>
        <text:p text:style-name="Preformatted_20_Text">JOIN pedidos p ON p.id_pedido = fp.id_pedido</text:p>
        <text:p text:style-name="Preformatted_20_Text">JOIN clientes c ON c.id_cliente = p.id_cliente</text:p>
        <text:p text:style-name="Preformatted_20_Text">GROUP BY c.nombre;</text:p>
      </text:section>
      <text:p text:style-name="Text_20_body">📌 Usa:</text:p>
      <text:list xml:id="list659544628" text:style-name="L1">
        <text:list-item>
          <text:p text:style-name="P5"><text:span text:style-name="Source_20_Text">RANK()</text:span> → si hay empate, salta números </text:p>
        </text:list-item>
      </text:list>
      <text:p text:style-name="Horizontal_20_Line"/>
      <text:h text:style-name="Heading_20_2" text:outline-level="2">2️⃣ Ranking de clientes SIN saltos</text:h>
      <text:section text:style-name="Sect1" text:name="Sección1">
        <text:p text:style-name="Preformatted_20_Text"><text:bookmark text:name="code-block-viewer"/>SELECT</text:p>
        <text:p text:style-name="Preformatted_20_Text"><text:s text:c="4"/>c.nombre,</text:p>
        <text:p text:style-name="Preformatted_20_Text"><text:s text:c="4"/>SUM(f.total) AS total_facturado,</text:p>
        <text:p text:style-name="Preformatted_20_Text"><text:s text:c="4"/>DENSE_RANK() OVER (ORDER BY SUM(f.total) DESC) AS ranking</text:p>
        <text:p text:style-name="Preformatted_20_Text">FROM facturas f</text:p>
        <text:p text:style-name="Preformatted_20_Text">JOIN facturas_pedidos fp ON fp.id_factura = f.id_factura</text:p>
        <text:p text:style-name="Preformatted_20_Text">JOIN pedidos p ON p.id_pedido = fp.id_pedido</text:p>
        <text:p text:style-name="Preformatted_20_Text">JOIN clientes c ON c.id_cliente = p.id_cliente</text:p>
        <text:p text:style-name="Preformatted_20_Text">GROUP BY c.nombre;</text:p>
      </text:section>
      <text:p text:style-name="Horizontal_20_Line"/>
      <text:h text:style-name="Heading_20_2" text:outline-level="2"><text:soft-page-break/>3️⃣ Ranking de productos más vendidos por categoría</text:h>
      <text:section text:style-name="Sect1" text:name="Sección2">
        <text:p text:style-name="Preformatted_20_Text"><text:bookmark text:name="code-block-viewer1"/>SELECT</text:p>
        <text:p text:style-name="Preformatted_20_Text"><text:s text:c="4"/>c.nombre AS categoria,</text:p>
        <text:p text:style-name="Preformatted_20_Text"><text:s text:c="4"/>a.nombre AS articulo,</text:p>
        <text:p text:style-name="Preformatted_20_Text"><text:s text:c="4"/>SUM(lp.cantidad) AS unidades_vendidas,</text:p>
        <text:p text:style-name="Preformatted_20_Text"><text:s text:c="4"/>DENSE_RANK() OVER (</text:p>
        <text:p text:style-name="Preformatted_20_Text"><text:s text:c="8"/>PARTITION BY c.nombre</text:p>
        <text:p text:style-name="Preformatted_20_Text"><text:s text:c="8"/>ORDER BY SUM(lp.cantidad) DESC</text:p>
        <text:p text:style-name="Preformatted_20_Text"><text:s text:c="4"/>) AS ranking_categoria</text:p>
        <text:p text:style-name="Preformatted_20_Text">FROM lineas_pedido lp</text:p>
        <text:p text:style-name="Preformatted_20_Text">JOIN articulos a ON a.id_articulo = lp.id_articulo</text:p>
        <text:p text:style-name="Preformatted_20_Text">JOIN categorias c ON c.id_categoria = a.id_categoria</text:p>
        <text:p text:style-name="Preformatted_20_Text">GROUP BY c.nombre, a.nombre;</text:p>
      </text:section>
      <text:p text:style-name="Text_20_body">📌 Aquí <text:span text:style-name="Source_20_Text">PARTITION BY</text:span> crea <text:span text:style-name="Strong_20_Emphasis">un ranking independiente por categoría</text:span>.</text:p>
      <text:p text:style-name="Horizontal_20_Line"/>
      <text:h text:style-name="Heading_20_2" text:outline-level="2">4️⃣ Ventas acumuladas por fecha (running total)</text:h>
      <text:section text:style-name="Sect1" text:name="Sección3">
        <text:p text:style-name="Preformatted_20_Text"><text:bookmark text:name="code-block-viewer2"/>SELECT</text:p>
        <text:p text:style-name="Preformatted_20_Text"><text:s text:c="4"/>DATE(f.fecha_factura) AS fecha,</text:p>
        <text:p text:style-name="Preformatted_20_Text"><text:s text:c="4"/>SUM(f.total) AS total_dia,</text:p>
        <text:p text:style-name="Preformatted_20_Text"><text:s text:c="4"/>SUM(SUM(f.total)) OVER (</text:p>
        <text:p text:style-name="Preformatted_20_Text"><text:s text:c="8"/>ORDER BY DATE(f.fecha_factura)</text:p>
        <text:p text:style-name="Preformatted_20_Text"><text:s text:c="4"/>) AS acumulado</text:p>
        <text:p text:style-name="Preformatted_20_Text">FROM facturas f</text:p>
        <text:p text:style-name="Preformatted_20_Text">GROUP BY DATE(f.fecha_factura)<text:page-number text:select-page="current">2</text:page-number></text:p>
        <text:p text:style-name="Preformatted_20_Text">ORDER BY fecha;</text:p>
      </text:section>
      <text:p text:style-name="Text_20_body">📊 Ideal para gráficas.</text:p>
      <text:p text:style-name="Horizontal_20_Line"/>
      <text:h text:style-name="Heading_20_2" text:outline-level="2">5️⃣ Facturación mensual + promedio móvil</text:h>
      <text:section text:style-name="Sect1" text:name="Sección4">
        <text:p text:style-name="Preformatted_20_Text"><text:bookmark text:name="code-block-viewer3"/>SELECT</text:p>
        <text:p text:style-name="Preformatted_20_Text"><text:s text:c="4"/>DATE_TRUNC('month', fecha_factura) AS mes,</text:p>
        <text:p text:style-name="Preformatted_20_Text"><text:s text:c="4"/>SUM(total) AS total_mes,</text:p>
        <text:p text:style-name="Preformatted_20_Text"><text:s text:c="4"/>AVG(SUM(total)) OVER (</text:p>
        <text:p text:style-name="Preformatted_20_Text"><text:s text:c="8"/>ORDER BY DATE_TRUNC('month', fecha_factura)</text:p>
        <text:p text:style-name="Preformatted_20_Text"><text:s text:c="8"/>ROWS BETWEEN 2 PRECEDING AND CURRENT ROW</text:p>
        <text:p text:style-name="Preformatted_20_Text"><text:s text:c="4"/>) AS promedio_3_meses</text:p>
        <text:p text:style-name="Preformatted_20_Text">FROM facturas</text:p>
        <text:p text:style-name="Preformatted_20_Text">GROUP BY mes</text:p>
        <text:p text:style-name="Preformatted_20_Text">ORDER BY mes;</text:p>
      </text:section>
      <text:p text:style-name="Text_20_body">📌 Media móvil de 3 meses.</text:p>
      <text:p text:style-name="Horizontal_20_Line"/>
      <text:h text:style-name="Heading_20_2" text:outline-level="2">6️⃣ Numerar pedidos de cada cliente (historial)</text:h>
      <text:section text:style-name="Sect1" text:name="Sección5">
        <text:p text:style-name="Preformatted_20_Text"><text:bookmark text:name="code-block-viewer4"/>SELECT</text:p>
        <text:p text:style-name="Preformatted_20_Text"><text:s text:c="4"/>p.id_cliente,</text:p>
        <text:p text:style-name="Preformatted_20_Text"><text:s text:c="4"/>p.id_pedido,</text:p>
        <text:p text:style-name="Preformatted_20_Text"><text:s text:c="4"/>p.fecha_pedido,</text:p>
        <text:p text:style-name="Preformatted_20_Text"><text:s text:c="4"/>ROW_NUMBER() OVER (</text:p>
        <text:p text:style-name="Preformatted_20_Text"><text:s text:c="8"/>PARTITION BY p.id_cliente</text:p>
        <text:p text:style-name="Preformatted_20_Text"><text:soft-page-break/><text:s text:c="8"/>ORDER BY p.fecha_pedido</text:p>
        <text:p text:style-name="Preformatted_20_Text"><text:s text:c="4"/>) AS numero_pedido_cliente</text:p>
        <text:p text:style-name="Preformatted_20_Text">FROM pedidos p;</text:p>
      </text:section>
      <text:p text:style-name="Text_20_body">📌 Cada cliente tiene su propio contador.</text:p>
      <text:p text:style-name="Horizontal_20_Line"/>
      <text:h text:style-name="Heading_20_2" text:outline-level="2">7️⃣ Comparar ventas entre días (LAG)</text:h>
      <text:section text:style-name="Sect1" text:name="Sección6">
        <text:p text:style-name="Preformatted_20_Text"><text:bookmark text:name="code-block-viewer5"/>SELECT</text:p>
        <text:p text:style-name="Preformatted_20_Text"><text:s text:c="4"/>fecha,</text:p>
        <text:p text:style-name="Preformatted_20_Text"><text:s text:c="4"/>total_dia,</text:p>
        <text:p text:style-name="Preformatted_20_Text"><text:s text:c="4"/>total_dia - LAG(total_dia) OVER (ORDER BY fecha) AS diferencia</text:p>
        <text:p text:style-name="Preformatted_20_Text">FROM (</text:p>
        <text:p text:style-name="Preformatted_20_Text"><text:s text:c="4"/>SELECT</text:p>
        <text:p text:style-name="Preformatted_20_Text"><text:s text:c="8"/>DATE(fecha_factura) AS fecha,</text:p>
        <text:p text:style-name="Preformatted_20_Text"><text:s text:c="8"/>SUM(total) AS total_dia</text:p>
        <text:p text:style-name="Preformatted_20_Text"><text:s text:c="4"/>FROM facturas</text:p>
        <text:p text:style-name="Preformatted_20_Text"><text:s text:c="4"/>GROUP BY DATE(fecha_factura)</text:p>
        <text:p text:style-name="Preformatted_20_Text">) t</text:p>
        <text:p text:style-name="Preformatted_20_Text">ORDER BY fecha;</text:p>
      </text:section>
      <text:p text:style-name="Text_20_body">📊 Muestra si se vende más o menos que el día anterior.</text:p>
      <text:p text:style-name="Horizontal_20_Line"/>
      <text:h text:style-name="Heading_20_2" text:outline-level="2">8️⃣ Detectar caídas o subidas grandes de ventas</text:h>
      <text:section text:style-name="Sect1" text:name="Sección7">
        <text:p text:style-name="Preformatted_20_Text"><text:bookmark text:name="code-block-viewer6"/>SELECT</text:p>
        <text:p text:style-name="Preformatted_20_Text"><text:s text:c="4"/>fecha,</text:p>
        <text:p text:style-name="Preformatted_20_Text"><text:s text:c="4"/>total_dia,</text:p>
        <text:p text:style-name="Preformatted_20_Text"><text:s text:c="4"/>ROUND(</text:p>
        <text:p text:style-name="Preformatted_20_Text"><text:s text:c="8"/>(total_dia - LAG(total_dia) OVER (ORDER BY fecha))</text:p>
        <text:p text:style-name="Preformatted_20_Text"><text:s text:c="8"/>/ NULLIF(LAG(total_dia) OVER (ORDER BY fecha), 0) * 100,</text:p>
        <text:p text:style-name="Preformatted_20_Text"><text:s text:c="8"/>2</text:p>
        <text:p text:style-name="Preformatted_20_Text"><text:s text:c="4"/>) AS variacion_porcentaje</text:p>
        <text:p text:style-name="Preformatted_20_Text">FROM (</text:p>
        <text:p text:style-name="Preformatted_20_Text"><text:s text:c="4"/>SELECT</text:p>
        <text:p text:style-name="Preformatted_20_Text"><text:s text:c="8"/>DATE(fecha_factura) AS fecha,</text:p>
        <text:p text:style-name="Preformatted_20_Text"><text:s text:c="8"/>SUM(total) AS total_dia</text:p>
        <text:p text:style-name="Preformatted_20_Text"><text:s text:c="4"/>FROM facturas</text:p>
        <text:p text:style-name="Preformatted_20_Text"><text:s text:c="4"/>GROUP BY DATE(fecha_factura)</text:p>
        <text:p text:style-name="Preformatted_20_Text">) t;</text:p>
      </text:section>
      <text:p text:style-name="Horizontal_20_Line"/>
      <text:h text:style-name="Heading_20_2" text:outline-level="2">9️⃣ Stock relativo por proveedor (comparación interna)</text:h>
      <text:section text:style-name="Sect1" text:name="Sección8">
        <text:p text:style-name="Preformatted_20_Text"><text:bookmark text:name="code-block-viewer7"/>SELECT</text:p>
        <text:p text:style-name="Preformatted_20_Text"><text:s text:c="4"/>pr.nombre AS proveedor,</text:p>
        <text:p text:style-name="Preformatted_20_Text"><text:s text:c="4"/>a.nombre AS articulo,</text:p>
        <text:p text:style-name="Preformatted_20_Text"><text:s text:c="4"/>a.stock,</text:p>
        <text:p text:style-name="Preformatted_20_Text"><text:s text:c="4"/>AVG(a.stock) OVER (PARTITION BY pr.id_proveedor) AS stock_promedio_proveedor</text:p>
        <text:p text:style-name="Preformatted_20_Text">FROM articulos a</text:p>
        <text:p text:style-name="Preformatted_20_Text">JOIN proveedores pr ON pr.id_proveedor = a.id_proveedor;</text:p>
      </text:section>
      <text:p text:style-name="Text_20_body">📌 Compara cada artículo contra la media de su proveedor.</text:p>
      <text:p text:style-name="Horizontal_20_Line"/>
      <text:h text:style-name="Heading_20_2" text:outline-level="2"><text:soft-page-break/>🔟 Artículo más caro y más barato por categoría</text:h>
      <text:section text:style-name="Sect1" text:name="Sección9">
        <text:p text:style-name="Preformatted_20_Text"><text:bookmark text:name="code-block-viewer8"/>SELECT *</text:p>
        <text:p text:style-name="Preformatted_20_Text">FROM (</text:p>
        <text:p text:style-name="Preformatted_20_Text"><text:s text:c="4"/>SELECT</text:p>
        <text:p text:style-name="Preformatted_20_Text"><text:s text:c="8"/>c.nombre AS categoria,</text:p>
        <text:p text:style-name="Preformatted_20_Text"><text:s text:c="8"/>a.nombre AS articulo,</text:p>
        <text:p text:style-name="Preformatted_20_Text"><text:s text:c="8"/>a.precio,</text:p>
        <text:p text:style-name="Preformatted_20_Text"><text:s text:c="8"/>RANK() OVER (</text:p>
        <text:p text:style-name="Preformatted_20_Text"><text:s text:c="12"/>PARTITION BY c.nombre</text:p>
        <text:p text:style-name="Preformatted_20_Text"><text:s text:c="12"/>ORDER BY a.precio DESC</text:p>
        <text:p text:style-name="Preformatted_20_Text"><text:s text:c="8"/>) AS rank_caro,</text:p>
        <text:p text:style-name="Preformatted_20_Text"><text:s text:c="8"/>RANK() OVER (</text:p>
        <text:p text:style-name="Preformatted_20_Text"><text:s text:c="12"/>PARTITION BY c.nombre</text:p>
        <text:p text:style-name="Preformatted_20_Text"><text:s text:c="12"/>ORDER BY a.precio ASC</text:p>
        <text:p text:style-name="Preformatted_20_Text"><text:s text:c="8"/>) AS rank_barato</text:p>
        <text:p text:style-name="Preformatted_20_Text"><text:s text:c="4"/>FROM articulos a</text:p>
        <text:p text:style-name="Preformatted_20_Text"><text:s text:c="4"/>JOIN categorias c ON c.id_categoria = a.id_categoria</text:p>
        <text:p text:style-name="Preformatted_20_Text">) t</text:p>
        <text:p text:style-name="Preformatted_20_Text">WHERE rank_caro = 1 OR rank_barato = 1;</text:p>
      </text:section>
      <text:p text:style-name="Horizontal_20_Line"/>
      <text:h text:style-name="Heading_20_2" text:outline-level="2">1️⃣1️⃣ Peso de cada pedido dentro de una factura</text:h>
      <text:section text:style-name="Sect1" text:name="Sección10">
        <text:p text:style-name="Preformatted_20_Text"><text:bookmark text:name="code-block-viewer9"/>SELECT</text:p>
        <text:p text:style-name="Preformatted_20_Text"><text:s text:c="4"/>fp.id_factura,</text:p>
        <text:p text:style-name="Preformatted_20_Text"><text:s text:c="4"/>p.id_pedido,</text:p>
        <text:p text:style-name="Preformatted_20_Text"><text:s text:c="4"/>p.total,</text:p>
        <text:p text:style-name="Preformatted_20_Text"><text:s text:c="4"/>ROUND(</text:p>
        <text:p text:style-name="Preformatted_20_Text"><text:s text:c="8"/>p.total / SUM(p.total) OVER (PARTITION BY fp.id_factura) * 100,</text:p>
        <text:p text:style-name="Preformatted_20_Text"><text:s text:c="8"/>2</text:p>
        <text:p text:style-name="Preformatted_20_Text"><text:s text:c="4"/>) AS porcentaje_factura</text:p>
        <text:p text:style-name="Preformatted_20_Text">FROM facturas_pedidos fp</text:p>
        <text:p text:style-name="Preformatted_20_Text">JOIN pedidos p ON p.id_pedido = fp.id_pedido;</text:p>
      </text:section>
      <text:p text:style-name="Text_20_body">📌 Muy útil para facturas consolidadas.</text:p>
      <text:p text:style-name="Horizontal_20_Line"/>
      <text:h text:style-name="Heading_20_2" text:outline-level="2">1️⃣2️⃣ Ranking de pedidos de un cliente por importe</text:h>
      <text:section text:style-name="Sect1" text:name="Sección11">
        <text:p text:style-name="Preformatted_20_Text"><text:bookmark text:name="code-block-viewer10"/>SELECT</text:p>
        <text:p text:style-name="Preformatted_20_Text"><text:s text:c="4"/>p.id_cliente,</text:p>
        <text:p text:style-name="Preformatted_20_Text"><text:s text:c="4"/>p.id_pedido,</text:p>
        <text:p text:style-name="Preformatted_20_Text"><text:s text:c="4"/>p.total,</text:p>
        <text:p text:style-name="Preformatted_20_Text"><text:s text:c="4"/>DENSE_RANK() OVER (</text:p>
        <text:p text:style-name="Preformatted_20_Text"><text:s text:c="8"/>PARTITION BY p.id_cliente</text:p>
        <text:p text:style-name="Preformatted_20_Text"><text:s text:c="8"/>ORDER BY p.total DESC</text:p>
        <text:p text:style-name="Preformatted_20_Text"><text:s text:c="4"/>) AS ranking_pedido_cliente</text:p>
        <text:p text:style-name="Preformatted_20_Text">FROM pedidos p;</text:p>
      </text:section>
      <text:p text:style-name="Horizontal_20_Line"/>
      <text:h text:style-name="Heading_20_2" text:outline-level="2">🧠 Resumen conceptual (para memorizar)</text:h>
      <text:section text:style-name="Sect1" text:name="Sección12">
        <text:p text:style-name="Preformatted_20_Text"><text:bookmark text:name="code-block-viewer11"/>OVER (</text:p>
        <text:p text:style-name="Preformatted_20_Text"><text:s text:c="2"/>PARTITION BY grupo</text:p>
        <text:p text:style-name="Preformatted_20_Text"><text:s text:c="2"/>ORDER BY criterio</text:p>
        <text:p text:style-name="Preformatted_20_Text">)</text:p>
      </text:section>
      <text:list xml:id="list4028485825" text:style-name="L2">
        <text:list-item>
          <text:p text:style-name="P7"><text:soft-page-break/><text:span text:style-name="Source_20_Text">PARTITION BY</text:span> → separa grupos </text:p>
        </text:list-item>
        <text:list-item>
          <text:p text:style-name="P7"><text:span text:style-name="Source_20_Text">ORDER BY</text:span> → orden interno </text:p>
        </text:list-item>
        <text:list-item>
          <text:p text:style-name="P6"><text:span text:style-name="Source_20_Text">OVER</text:span> → no colapsa filas (clave)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21:14:20.270451895</meta:creation-date>
    <dc:date>2026-03-21T21:34:22.201119874</dc:date>
    <meta:editing-duration>PT9M51S</meta:editing-duration>
    <meta:editing-cycles>1</meta:editing-cycles>
    <meta:document-statistic meta:table-count="1" meta:image-count="0" meta:object-count="0" meta:page-count="5" meta:paragraph-count="180" meta:word-count="657" meta:character-count="4760" meta:non-whitespace-character-count="3814"/>
    <meta:generator>LibreOffice/7.3.7.2$Linux_X86_64 LibreOffice_project/30$Build-2</meta:generator>
  </office:meta>
</office:document-meta>
</file>